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'lucida grande', tahoma, verdan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49 – RIP</text:p>
      <text:p text:style-name="P3">Group Homework 2: Motion Planning</text:p>
      <text:p text:style-name="P2"/>
      <text:p text:style-name="P2">Inder Dhir, Ajmal Kunnummal, Sagar Laud, James Liu, Richard Stauffer</text:p>
      <text:p text:style-name="P2">11/10/14</text:p>
      <text:p text:style-name="P2"/>
      <text:p text:style-name="P4">Question 1: Navigation Planning - Bug Algorithms for Point Robot</text:p>
      <text:p text:style-name="Standard">Part a)</text:p>
      <text:p text:style-name="Standard">Part b)</text:p>
      <text:p text:style-name="Standard"/>
      <text:p text:style-name="P4">Question 2: Navigation Planning - Potential Field Navigation for Point Robot</text:p>
      <text:p text:style-name="Standard">Part a)</text:p>
      <text:p text:style-name="Standard">Part b)</text:p>
      <text:p text:style-name="Standard"/>
      <text:p text:style-name="P4">Question 3: Manipulation Planning - Differential Kinematics</text:p>
      <text:p text:style-name="Standard">Part a)</text:p>
      <text:p text:style-name="Standard">Part b)</text:p>
      <text:p text:style-name="Standard"/>
      <text:p text:style-name="P4">Question 4: <text:s/>Manipulation Planning – RRTs</text:p>
      <text:p text:style-name="Standard">Part a)</text:p>
      <text:p text:style-name="Standard">Part b)</text:p>
      <text:p text:style-name="Standard">Part c)</text:p>
      <text:p text:style-name="Standard">Part d)</text:p>
      <text:p text:style-name="Standard">Part e)</text:p>
      <text:p text:style-name="Standard"/>
      <text:p text:style-name="P4">Question 5: Manipulation Planning - RRT with Task Constra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'lucida grande', tahoma, verdan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5:06:30.20</meta:creation-date>
    <meta:document-statistic meta:table-count="0" meta:image-count="0" meta:object-count="0" meta:page-count="1" meta:paragraph-count="20" meta:word-count="85" meta:character-count="500"/>
    <dc:date>2014-11-07T15:14:55.48</dc:date>
    <meta:editing-duration>PT8M30S</meta:editing-duration>
    <meta:editing-cycles>1</meta:editing-cycles>
    <meta:generator>OpenOffice.org/3.4.1$Win32 OpenOffice.org_project/341m1$Build-9593</meta:generator>
  </office:meta>
</office:document-meta>
</file>